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Replacements/Object 6" manifest:media-type=""/>
  <manifest:file-entry manifest:full-path="ObjectReplacements/Object 5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9/style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48a" officeooo:paragraph-rsid="0017148a"/>
    </style:style>
    <style:style style:name="P2" style:family="paragraph" style:parent-style-name="Standard">
      <style:paragraph-properties fo:line-height="150%"/>
      <style:text-properties fo:font-weight="bold" officeooo:rsid="00176eb5" officeooo:paragraph-rsid="00176eb5" style:font-weight-asian="bold" style:font-weight-complex="bold"/>
    </style:style>
    <style:style style:name="P3" style:family="paragraph" style:parent-style-name="Standard">
      <style:text-properties fo:font-weight="bold" officeooo:rsid="00176eb5" officeooo:paragraph-rsid="00176eb5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17d2d8" officeooo:paragraph-rsid="001b0fe2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17d2d8" officeooo:paragraph-rsid="0018c873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7d2d8" officeooo:paragraph-rsid="001b735e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17d2d8" officeooo:paragraph-rsid="00207afe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17d2d8" officeooo:paragraph-rsid="0021f9a8" style:font-weight-asian="bold" style:font-weight-complex="bold"/>
    </style:style>
    <style:style style:name="P9" style:family="paragraph" style:parent-style-name="Standard">
      <style:text-properties fo:font-weight="bold" officeooo:rsid="0017d2d8" officeooo:paragraph-rsid="0018c873" style:font-weight-asian="bold" style:font-weight-complex="bold"/>
    </style:style>
    <style:style style:name="P10" style:family="paragraph" style:parent-style-name="Standard">
      <style:text-properties fo:font-weight="bold" officeooo:rsid="0017d2d8" officeooo:paragraph-rsid="001b735e" style:font-weight-asian="bold" style:font-weight-complex="bold"/>
    </style:style>
    <style:style style:name="P11" style:family="paragraph" style:parent-style-name="Standard">
      <style:text-properties fo:font-weight="bold" officeooo:rsid="0017d2d8" officeooo:paragraph-rsid="00207afe" style:font-weight-asian="bold" style:font-weight-complex="bold"/>
    </style:style>
    <style:style style:name="P12" style:family="paragraph" style:parent-style-name="Standard">
      <style:text-properties fo:font-weight="bold" officeooo:rsid="0017d2d8" officeooo:paragraph-rsid="0021f9a8" style:font-weight-asian="bold" style:font-weight-complex="bold"/>
    </style:style>
    <style:style style:name="P13" style:family="paragraph" style:parent-style-name="Standard">
      <style:paragraph-properties fo:line-height="150%"/>
      <style:text-properties fo:font-weight="bold" officeooo:rsid="001b3033" officeooo:paragraph-rsid="001b303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7148a" officeooo:paragraph-rsid="0017148a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14pt" fo:font-weight="bold" officeooo:rsid="0017148a" officeooo:paragraph-rsid="0017148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76eb5" officeooo:paragraph-rsid="001b735e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fo:font-weight="bold" officeooo:rsid="0017d2d8" officeooo:paragraph-rsid="001b735e" style:font-weight-asian="bold" style:font-weight-complex="bold"/>
    </style:style>
    <style:style style:name="P18" style:family="paragraph" style:parent-style-name="Standard">
      <style:paragraph-properties fo:margin-left="0cm" fo:margin-right="0cm" fo:line-height="150%" fo:text-indent="0cm" style:auto-text-indent="false"/>
      <style:text-properties fo:font-weight="bold" officeooo:rsid="0017d2d8" officeooo:paragraph-rsid="001fad4a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rsid="0017d2d8" officeooo:paragraph-rsid="001fad4a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7d2d8" officeooo:paragraph-rsid="001b6d6f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7d2d8" officeooo:paragraph-rsid="001b735e" style:font-weight-asian="bold" style:font-weight-complex="bold"/>
    </style:style>
    <style:style style:name="P22" style:family="paragraph" style:parent-style-name="Standard">
      <style:paragraph-properties fo:margin-left="1.251cm" fo:margin-right="0cm" fo:line-height="150%" fo:text-indent="0cm" style:auto-text-indent="false"/>
      <style:text-properties officeooo:rsid="00176eb5" officeooo:paragraph-rsid="00176eb5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weight="bold" officeooo:rsid="001b3033" officeooo:paragraph-rsid="001b3033" style:font-weight-asian="bold" style:font-weight-complex="bold"/>
    </style:style>
    <style:style style:name="P24" style:family="paragraph" style:parent-style-name="Standard">
      <style:paragraph-properties fo:margin-left="1.251cm" fo:margin-right="0cm" fo:line-height="150%" fo:text-indent="0cm" style:auto-text-indent="false"/>
      <style:text-properties fo:font-weight="bold" officeooo:rsid="0017d2d8" officeooo:paragraph-rsid="001b0fe2" style:font-weight-asian="bold" style:font-weight-complex="bold"/>
    </style:style>
    <style:style style:name="P25" style:family="paragraph" style:parent-style-name="Standard">
      <style:paragraph-properties fo:margin-left="1.251cm" fo:margin-right="0cm" fo:line-height="150%" fo:text-indent="0cm" style:auto-text-indent="false"/>
      <style:text-properties fo:font-weight="bold" officeooo:rsid="0017d2d8" officeooo:paragraph-rsid="001b3033" style:font-weight-asian="bold" style:font-weight-complex="bold"/>
    </style:style>
    <style:style style:name="P26" style:family="paragraph" style:parent-style-name="Standard">
      <style:paragraph-properties fo:margin-left="1.251cm" fo:margin-right="0cm" fo:line-height="150%" fo:text-indent="0cm" style:auto-text-indent="false"/>
      <style:text-properties fo:font-weight="bold" officeooo:rsid="0017d2d8" officeooo:paragraph-rsid="001b735e" style:font-weight-asian="bold" style:font-weight-complex="bold"/>
    </style:style>
    <style:style style:name="P27" style:family="paragraph" style:parent-style-name="Standard">
      <style:paragraph-properties fo:margin-left="1.251cm" fo:margin-right="0cm" fo:line-height="150%" fo:text-indent="0cm" style:auto-text-indent="false"/>
      <style:text-properties fo:font-weight="bold" officeooo:rsid="0017d2d8" officeooo:paragraph-rsid="001d6e71" style:font-weight-asian="bold" style:font-weight-complex="bold"/>
    </style:style>
    <style:style style:name="P28" style:family="paragraph" style:parent-style-name="Standard">
      <style:paragraph-properties fo:margin-left="1.251cm" fo:margin-right="0cm" fo:line-height="150%" fo:text-indent="0cm" style:auto-text-indent="false"/>
      <style:text-properties fo:font-weight="bold" officeooo:rsid="0017d2d8" officeooo:paragraph-rsid="0021f9a8" style:font-weight-asian="bold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weight="bold" officeooo:rsid="0017d2d8" officeooo:paragraph-rsid="001b6d6f" style:font-weight-asian="bold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weight="bold" officeooo:rsid="0017d2d8" officeooo:paragraph-rsid="001b735e" style:font-weight-asian="bold" style:font-weight-complex="bold"/>
    </style:style>
    <style:style style:name="P31" style:family="paragraph" style:parent-style-name="Standard">
      <style:paragraph-properties fo:margin-left="1.251cm" fo:margin-right="0cm" fo:line-height="150%" fo:text-indent="0cm" style:auto-text-indent="false"/>
      <style:text-properties officeooo:paragraph-rsid="00207afe"/>
    </style:style>
    <style:style style:name="P32" style:family="paragraph" style:parent-style-name="Standard">
      <style:paragraph-properties fo:margin-left="1.251cm" fo:margin-right="0cm" fo:line-height="150%" fo:text-indent="0cm" style:auto-text-indent="false"/>
      <style:text-properties fo:font-style="normal" fo:font-weight="bold" officeooo:rsid="0017d2d8" officeooo:paragraph-rsid="001fad4a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2.501cm" fo:margin-right="0cm" fo:line-height="150%" fo:text-indent="0cm" style:auto-text-indent="false"/>
      <style:text-properties style:text-underline-style="none" fo:font-weight="bold" officeooo:rsid="0017d2d8" officeooo:paragraph-rsid="001b735e" style:font-weight-asian="bold" style:font-weight-complex="bold"/>
    </style:style>
    <style:style style:name="P34" style:family="paragraph" style:parent-style-name="Standard">
      <style:paragraph-properties fo:margin-left="2.501cm" fo:margin-right="0cm" fo:line-height="150%" fo:text-indent="0cm" style:auto-text-indent="false"/>
      <style:text-properties style:text-underline-style="none" fo:font-weight="bold" officeooo:rsid="0017d2d8" officeooo:paragraph-rsid="0021f9a8" style:font-weight-asian="bold" style:font-weight-complex="bold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style:text-underline-style="none" fo:font-weight="bold" officeooo:rsid="0017d2d8" officeooo:paragraph-rsid="001b735e" style:font-weight-asian="bold" style:font-weight-complex="bold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fo:font-weight="bold" officeooo:rsid="0017d2d8" officeooo:paragraph-rsid="0018c873" style:font-weight-asian="bold" style:font-weight-complex="bold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fo:font-weight="bold" officeooo:rsid="0017d2d8" officeooo:paragraph-rsid="001b0fe2" style:font-weight-asian="bold" style:font-weight-complex="bold"/>
    </style:style>
    <style:style style:name="P38" style:family="paragraph" style:parent-style-name="Standard">
      <style:paragraph-properties fo:margin-left="2.501cm" fo:margin-right="0cm" fo:line-height="150%" fo:text-indent="0cm" style:auto-text-indent="false"/>
      <style:text-properties fo:font-weight="bold" officeooo:rsid="0017d2d8" officeooo:paragraph-rsid="001b0fe2" style:font-weight-asian="bold" style:font-weight-complex="bold"/>
    </style:style>
    <style:style style:name="P39" style:family="paragraph" style:parent-style-name="Standard">
      <style:paragraph-properties fo:margin-left="2.501cm" fo:margin-right="0cm" fo:line-height="150%" fo:text-indent="0cm" style:auto-text-indent="false"/>
      <style:text-properties fo:font-weight="bold" officeooo:rsid="0017d2d8" officeooo:paragraph-rsid="001b6d6f" style:font-weight-asian="bold" style:font-weight-complex="bold"/>
    </style:style>
    <style:style style:name="P40" style:family="paragraph" style:parent-style-name="Standard">
      <style:paragraph-properties fo:margin-left="2.501cm" fo:margin-right="0cm" fo:line-height="150%" fo:text-indent="0cm" style:auto-text-indent="false"/>
      <style:text-properties fo:font-weight="bold" officeooo:rsid="0017d2d8" officeooo:paragraph-rsid="001b735e" style:font-weight-asian="bold" style:font-weight-complex="bold"/>
    </style:style>
    <style:style style:name="P41" style:family="paragraph" style:parent-style-name="Standard">
      <style:paragraph-properties fo:margin-left="2.501cm" fo:margin-right="0cm" fo:text-indent="0cm" style:auto-text-indent="false"/>
      <style:text-properties fo:font-weight="bold" officeooo:rsid="0017d2d8" officeooo:paragraph-rsid="0021f9a8" style:font-weight-asian="bold" style:font-weight-complex="bold"/>
    </style:style>
    <style:style style:name="P42" style:family="paragraph" style:parent-style-name="Standard">
      <style:paragraph-properties fo:margin-left="2.501cm" fo:margin-right="0cm" fo:text-indent="0cm" style:auto-text-indent="false"/>
      <style:text-properties fo:font-weight="bold" officeooo:rsid="0017d2d8" officeooo:paragraph-rsid="001b735e" style:font-weight-asian="bold" style:font-weight-complex="bold"/>
    </style:style>
    <style:style style:name="P43" style:family="paragraph" style:parent-style-name="Standard">
      <style:paragraph-properties fo:margin-left="2.501cm" fo:margin-right="0cm" fo:text-indent="0cm" style:auto-text-indent="false"/>
      <style:text-properties fo:font-style="italic" fo:font-weight="bold" officeooo:rsid="0017d2d8" officeooo:paragraph-rsid="001a0acf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7.504cm" fo:margin-right="0cm" fo:text-indent="0cm" style:auto-text-indent="false"/>
      <style:text-properties style:text-underline-style="none" officeooo:rsid="00176eb5" officeooo:paragraph-rsid="00176eb5"/>
    </style:style>
    <style:style style:name="P45" style:family="paragraph" style:parent-style-name="Standard" style:list-style-name="L1">
      <style:text-properties officeooo:rsid="0017148a" officeooo:paragraph-rsid="0017148a"/>
    </style:style>
    <style:style style:name="P46" style:family="paragraph" style:parent-style-name="Standard" style:list-style-name="L2">
      <style:paragraph-properties fo:line-height="150%"/>
      <style:text-properties style:text-underline-style="solid" style:text-underline-width="auto" style:text-underline-color="font-color" fo:font-weight="bold" officeooo:rsid="00176eb5" officeooo:paragraph-rsid="00176eb5" style:font-weight-asian="bold" style:font-weight-complex="bold"/>
    </style:style>
    <style:style style:name="P47" style:family="paragraph" style:parent-style-name="Standard" style:list-style-name="L2">
      <style:paragraph-properties fo:line-height="150%"/>
      <style:text-properties style:text-underline-style="solid" style:text-underline-width="auto" style:text-underline-color="font-color" fo:font-weight="bold" officeooo:rsid="001b3033" officeooo:paragraph-rsid="001b735e" style:font-weight-asian="bold" style:font-weight-complex="bold"/>
    </style:style>
    <style:style style:name="P48" style:family="paragraph" style:parent-style-name="Standard" style:list-style-name="L2">
      <style:paragraph-properties fo:line-height="150%"/>
      <style:text-properties style:text-underline-style="solid" style:text-underline-width="auto" style:text-underline-color="font-color" fo:font-weight="bold" officeooo:rsid="0017d2d8" officeooo:paragraph-rsid="0017d2d8" style:font-weight-asian="bold" style:font-weight-complex="bold"/>
    </style:style>
    <style:style style:name="P49" style:family="paragraph" style:parent-style-name="Standard">
      <style:paragraph-properties fo:line-height="150%"/>
      <style:text-properties fo:font-weight="bold" officeooo:rsid="00176eb5" officeooo:paragraph-rsid="00176eb5" style:font-weight-asian="bold" style:font-weight-complex="bold"/>
    </style:style>
    <style:style style:name="P50" style:family="paragraph" style:parent-style-name="Standard">
      <style:text-properties fo:font-weight="bold" officeooo:rsid="00176eb5" officeooo:paragraph-rsid="0017148a" style:font-weight-asian="bold" style:font-weight-complex="bold"/>
    </style:style>
    <style:style style:name="P51" style:family="paragraph" style:parent-style-name="Standard">
      <style:text-properties fo:font-weight="bold" officeooo:rsid="00176eb5" officeooo:paragraph-rsid="00176eb5" style:font-weight-asian="bold" style:font-weight-complex="bold"/>
    </style:style>
    <style:style style:name="P52" style:family="paragraph" style:parent-style-name="Standard" style:list-style-name="L2">
      <style:paragraph-properties fo:line-height="150%"/>
      <style:text-properties fo:font-weight="bold" officeooo:rsid="0017d2d8" officeooo:paragraph-rsid="001b0fe2" style:font-weight-asian="bold" style:font-weight-complex="bold"/>
    </style:style>
    <style:style style:name="P53" style:family="paragraph" style:parent-style-name="Standard" style:list-style-name="L2">
      <style:paragraph-properties fo:line-height="150%"/>
      <style:text-properties fo:font-weight="bold" officeooo:rsid="001b3033" officeooo:paragraph-rsid="001b3033" style:font-weight-asian="bold" style:font-weight-complex="bold"/>
    </style:style>
    <style:style style:name="P54" style:family="paragraph" style:parent-style-name="Standard">
      <style:text-properties fo:font-weight="bold" officeooo:rsid="001a0acf" officeooo:paragraph-rsid="0021f9a8" style:font-weight-asian="bold" style:font-weight-complex="bold"/>
    </style:style>
    <style:style style:name="P55" style:family="paragraph" style:parent-style-name="Standard" style:list-style-name="L3">
      <style:text-properties officeooo:rsid="00176eb5" officeooo:paragraph-rsid="00176eb5"/>
    </style:style>
    <style:style style:name="P56" style:family="paragraph" style:parent-style-name="Standard" style:list-style-name="L3">
      <style:text-properties officeooo:rsid="00176eb5" officeooo:paragraph-rsid="00179905"/>
    </style:style>
    <style:style style:name="P57" style:family="paragraph" style:parent-style-name="Standard" style:list-style-name="L3">
      <style:paragraph-properties fo:line-height="150%"/>
      <style:text-properties officeooo:rsid="00176eb5" officeooo:paragraph-rsid="00176eb5"/>
    </style:style>
    <style:style style:name="P58" style:family="paragraph" style:parent-style-name="Standard">
      <style:text-properties fo:font-weight="normal" officeooo:rsid="00176eb5" officeooo:paragraph-rsid="00176eb5" style:font-weight-asian="normal" style:font-weight-complex="normal"/>
    </style:style>
    <style:style style:name="P59" style:family="paragraph" style:parent-style-name="Standard">
      <style:text-properties fo:font-weight="normal" officeooo:rsid="001a0acf" officeooo:paragraph-rsid="0017d2d8" style:font-weight-asian="normal" style:font-weight-complex="normal"/>
    </style:style>
    <style:style style:name="P60" style:family="paragraph" style:parent-style-name="Standard" style:list-style-name="L4">
      <style:paragraph-properties fo:line-height="150%"/>
      <style:text-properties fo:font-style="normal" style:text-underline-style="none" fo:font-weight="normal" officeooo:rsid="00207afe" officeooo:paragraph-rsid="00207afe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1b735e" officeooo:paragraph-rsid="001b6d6f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ize="14pt" fo:font-weight="bold" officeooo:rsid="0022920e" officeooo:paragraph-rsid="0022920e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font-size="14pt" fo:font-weight="bold" officeooo:rsid="0022920e" officeooo:paragraph-rsid="0022920e" style:font-size-asian="14pt" style:font-weight-asian="bold" style:font-size-complex="14pt" style:font-weight-complex="bold"/>
    </style:style>
    <style:style style:name="P64" style:family="paragraph" style:parent-style-name="Standard" style:list-style-name="L5">
      <style:paragraph-properties fo:line-height="150%"/>
      <style:text-properties fo:font-size="12pt" fo:font-style="normal" fo:font-weight="bold" officeooo:rsid="0017d2d8" officeooo:paragraph-rsid="0022920e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line-height="150%"/>
      <style:text-properties fo:font-size="12pt" fo:font-style="normal" fo:font-weight="bold" officeooo:rsid="0017d2d8" officeooo:paragraph-rsid="0022920e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5">
      <style:paragraph-properties fo:line-height="150%"/>
      <style:text-properties fo:font-size="12pt" fo:font-style="normal" style:text-underline-style="none" fo:font-weight="bold" officeooo:rsid="0017d2d8" officeooo:paragraph-rsid="0022920e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line-height="150%"/>
      <style:text-properties fo:font-size="12pt" fo:font-style="normal" style:text-underline-style="none" fo:font-weight="bold" officeooo:rsid="0017d2d8" officeooo:paragraph-rsid="0022920e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5">
      <style:paragraph-properties fo:line-height="150%"/>
      <style:text-properties fo:font-size="12pt" fo:font-style="normal" style:text-underline-style="none" fo:font-weight="bold" officeooo:rsid="0022920e" officeooo:paragraph-rsid="0022920e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line-height="150%"/>
      <style:text-properties fo:font-size="12pt" fo:font-style="normal" style:text-underline-style="none" fo:font-weight="bold" officeooo:rsid="0022920e" officeooo:paragraph-rsid="0022920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margin-left="2.501cm" fo:margin-right="0cm" fo:text-indent="0cm" style:auto-text-indent="false"/>
      <style:text-properties fo:font-style="italic" style:text-underline-style="solid" style:text-underline-width="auto" style:text-underline-color="font-color" officeooo:rsid="00176eb5" officeooo:paragraph-rsid="001b6d6f" style:font-style-asian="italic" style:font-style-complex="italic"/>
    </style:style>
    <style:style style:name="P71" style:family="paragraph" style:parent-style-name="Standard">
      <style:paragraph-properties fo:margin-left="2.501cm" fo:margin-right="0cm" fo:text-indent="0cm" style:auto-text-indent="false"/>
      <style:text-properties fo:font-style="italic" style:text-underline-style="none" fo:font-weight="normal" officeooo:rsid="001b735e" officeooo:paragraph-rsid="001b735e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margin-left="2.501cm" fo:margin-right="0cm" fo:text-indent="0cm" style:auto-text-indent="false"/>
      <style:text-properties fo:font-weight="normal" officeooo:rsid="001a0acf" officeooo:paragraph-rsid="001a0acf" style:font-weight-asian="normal" style:font-weight-complex="normal"/>
    </style:style>
    <style:style style:name="P73" style:family="paragraph" style:parent-style-name="Standard">
      <style:paragraph-properties fo:margin-left="2.501cm" fo:margin-right="0cm" fo:text-indent="0cm" style:auto-text-indent="false"/>
      <style:text-properties style:text-underline-style="none" fo:font-weight="normal" officeooo:rsid="001a0acf" officeooo:paragraph-rsid="0018c873" style:font-weight-asian="normal" style:font-weight-complex="normal"/>
    </style:style>
    <style:style style:name="P74" style:family="paragraph" style:parent-style-name="Standard">
      <style:paragraph-properties fo:margin-left="2.501cm" fo:margin-right="0cm" fo:line-height="150%" fo:text-indent="0cm" style:auto-text-indent="false"/>
      <style:text-properties style:text-underline-style="none" fo:font-weight="normal" officeooo:rsid="001a0acf" officeooo:paragraph-rsid="0018c873" style:font-weight-asian="normal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76eb5" officeooo:paragraph-rsid="00176eb5"/>
    </style:style>
    <style:style style:name="P76" style:family="paragraph" style:parent-style-name="Standard">
      <style:paragraph-properties fo:margin-left="1.251cm" fo:margin-right="0cm" fo:line-height="150%" fo:text-indent="0cm" style:auto-text-indent="false"/>
      <style:text-properties fo:font-style="normal" style:text-underline-style="none" fo:font-weight="normal" officeooo:rsid="001b6d6f" officeooo:paragraph-rsid="001fad4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176eb5" officeooo:paragraph-rsid="001b735e" style:font-style-asian="italic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6eb5" officeooo:paragraph-rsid="00176eb5"/>
    </style:style>
    <style:style style:name="P79" style:family="paragraph" style:parent-style-name="Standard">
      <style:paragraph-properties fo:margin-left="7.504cm" fo:margin-right="0cm" fo:text-indent="0cm" style:auto-text-indent="false"/>
      <style:text-properties style:text-underline-style="none" fo:font-weight="bold" officeooo:rsid="00176eb5" officeooo:paragraph-rsid="00176eb5" style:font-weight-asian="bold" style:font-weight-complex="bold"/>
    </style:style>
    <style:style style:name="P80" style:family="paragraph" style:parent-style-name="Standard">
      <style:paragraph-properties fo:margin-left="11.255cm" fo:margin-right="0cm" fo:text-indent="0cm" style:auto-text-indent="false"/>
      <style:text-properties fo:font-style="italic" style:text-underline-style="solid" style:text-underline-width="auto" style:text-underline-color="font-color" fo:font-weight="normal" officeooo:rsid="00176eb5" officeooo:paragraph-rsid="00179905" style:font-style-asian="italic" style:font-weight-asian="normal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1a0acf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b0fe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176eb5"/>
    </style:style>
    <style:style style:name="T5" style:family="text">
      <style:text-properties style:text-underline-style="solid" style:text-underline-width="auto" style:text-underline-color="font-color" officeooo:rsid="001b6d6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9905" style:font-weight-asian="normal" style:font-weight-complex="normal"/>
    </style:style>
    <style:style style:name="T9" style:family="text">
      <style:text-properties fo:font-weight="normal" officeooo:rsid="0018c873" style:font-weight-asian="normal" style:font-weight-complex="normal"/>
    </style:style>
    <style:style style:name="T10" style:family="text">
      <style:text-properties fo:font-weight="normal" officeooo:rsid="001a0acf" style:font-weight-asian="normal" style:font-weight-complex="normal"/>
    </style:style>
    <style:style style:name="T11" style:family="text">
      <style:text-properties fo:font-weight="normal" officeooo:rsid="001b0fe2" style:font-weight-asian="normal" style:font-weight-complex="normal"/>
    </style:style>
    <style:style style:name="T12" style:family="text">
      <style:text-properties fo:font-weight="normal" officeooo:rsid="001b6d6f" style:font-weight-asian="normal" style:font-weight-complex="normal"/>
    </style:style>
    <style:style style:name="T13" style:family="text">
      <style:text-properties fo:font-weight="normal" officeooo:rsid="001b735e" style:font-weight-asian="normal" style:font-weight-complex="normal"/>
    </style:style>
    <style:style style:name="T14" style:family="text">
      <style:text-properties fo:font-weight="normal" officeooo:rsid="0021f9a8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b735e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a0ac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b6d6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b735e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1f9a8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officeooo:rsid="001a0acf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0176eb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01b6d6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01b735e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1b6d6f" style:font-style-asian="italic" style:font-weight-asian="normal" style:font-style-complex="italic" style:font-weight-complex="normal"/>
    </style:style>
    <style:style style:name="T29" style:family="text">
      <style:text-properties officeooo:rsid="0018c873"/>
    </style:style>
    <style:style style:name="T30" style:family="text">
      <style:text-properties officeooo:rsid="001a0acf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1a0acf" style:font-weight-asian="normal" style:font-weight-complex="normal"/>
    </style:style>
    <style:style style:name="T34" style:family="text">
      <style:text-properties style:text-underline-style="none" fo:font-weight="normal" officeooo:rsid="001b0fe2" style:font-weight-asian="normal" style:font-weight-complex="normal"/>
    </style:style>
    <style:style style:name="T35" style:family="text">
      <style:text-properties style:text-underline-style="none" fo:font-weight="normal" officeooo:rsid="001b3033" style:font-weight-asian="normal" style:font-weight-complex="normal"/>
    </style:style>
    <style:style style:name="T36" style:family="text">
      <style:text-properties style:text-underline-style="none" fo:font-weight="normal" officeooo:rsid="001b6d6f" style:font-weight-asian="normal" style:font-weight-complex="normal"/>
    </style:style>
    <style:style style:name="T37" style:family="text">
      <style:text-properties style:text-underline-style="none" fo:font-weight="normal" officeooo:rsid="001b735e" style:font-weight-asian="normal" style:font-weight-complex="normal"/>
    </style:style>
    <style:style style:name="T38" style:family="text">
      <style:text-properties style:text-underline-style="none" fo:font-weight="normal" officeooo:rsid="001d6e71" style:font-weight-asian="normal" style:font-weight-complex="normal"/>
    </style:style>
    <style:style style:name="T39" style:family="text">
      <style:text-properties style:text-underline-style="none" fo:font-weight="normal" officeooo:rsid="001e64b6" style:font-weight-asian="normal" style:font-weight-complex="normal"/>
    </style:style>
    <style:style style:name="T40" style:family="text">
      <style:text-properties style:text-underline-style="none" fo:font-weight="normal" officeooo:rsid="001fad4a" style:font-weight-asian="normal" style:font-weight-complex="normal"/>
    </style:style>
    <style:style style:name="T41" style:family="text">
      <style:text-properties style:text-underline-style="none" officeooo:rsid="001b0fe2"/>
    </style:style>
    <style:style style:name="T42" style:family="text">
      <style:text-properties style:text-underline-style="none" officeooo:rsid="001a0acf"/>
    </style:style>
    <style:style style:name="T43" style:family="text">
      <style:text-properties style:text-underline-style="none" officeooo:rsid="001fad4a"/>
    </style:style>
    <style:style style:name="T44" style:family="text">
      <style:text-properties officeooo:rsid="001a8bd5"/>
    </style:style>
    <style:style style:name="T45" style:family="text">
      <style:text-properties fo:font-style="normal" officeooo:rsid="001b735e" style:font-style-asian="normal" style:font-style-complex="normal"/>
    </style:style>
    <style:style style:name="T46" style:family="text">
      <style:text-properties fo:font-style="normal" fo:font-weight="normal" officeooo:rsid="001b6d6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b735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1f9a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1b735e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1a0acf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1fad4a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1b3033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1b6d6f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07afe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21f9a8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bold" officeooo:rsid="001fad4a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officeooo:rsid="001fad4a" style:font-style-asian="normal" style:font-style-complex="normal"/>
    </style:style>
    <style:style style:name="T58" style:family="text">
      <style:text-properties fo:font-style="normal" style:text-underline-style="none" officeooo:rsid="00207afe" style:font-style-asian="normal" style:font-style-complex="normal"/>
    </style:style>
    <style:style style:name="T59" style:family="text">
      <style:text-properties officeooo:rsid="001b735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horizontal-pos="left" style:horizontal-rel="paragraph" draw:ole-draw-aspect="1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32cm" fo:min-width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93cm" fo:min-width="1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26cm" fo:min-width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cheduler Documentation</text:p>
      <text:p text:style-name="P1"/>
      <text:p text:style-name="P15">Primary modules</text:p>
      <text:list xml:id="list693789166" text:style-name="L1">
        <text:list-item>
          <text:p text:style-name="P45">Mentor Scheduling</text:p>
        </text:list-item>
        <text:list-item>
          <text:p text:style-name="P45">Tableau dashboard</text:p>
        </text:list-item>
        <text:list-item>
          <text:p text:style-name="P45">Calendar notifications</text:p>
        </text:list-item>
      </text:list>
      <text:p text:style-name="P1"/>
      <text:p text:style-name="P1"/>
      <text:p text:style-name="P63">Important data files</text:p>
      <text:list xml:id="list588157275" text:style-name="L5">
        <text:list-item>
          <text:p text:style-name="P64"><text:span text:style-name="T4">Faculty-Scientist_Scheduling_Matrix.xlsx</text:span></text:p>
        </text:list-item>
      </text:list>
      <text:p text:style-name="P65"><text:span text:style-name="T4"/></text:p>
      <text:p text:style-name="P65"><draw:frame draw:style-name="fr5" draw:name="Object7" text:anchor-type="paragraph" svg:width="10.315cm" svg:height="2.709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4"/></text:p>
      <text:p text:style-name="P65"><text:span text:style-name="T4"/></text:p>
      <text:p text:style-name="P65"><text:span text:style-name="T4"/></text:p>
      <text:p text:style-name="P65"><text:span text:style-name="T4"/></text:p>
      <text:p text:style-name="P65"><text:span text:style-name="T4"/></text:p>
      <text:p text:style-name="P65"><text:span text:style-name="T4"/></text:p>
      <text:list xml:id="list191212378440273" text:continue-numbering="true" text:style-name="L5">
        <text:list-item>
          <text:p text:style-name="P66"><text:span text:style-name="T5">Program Schedule.xlsx</text:span></text:p>
        </text:list-item>
      </text:list>
      <text:p text:style-name="P67"><draw:frame draw:style-name="fr1" draw:name="Object8" text:anchor-type="paragraph" svg:x="-0.614cm" svg:y="0.409cm" svg:width="18.23cm" svg:height="5.479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67"/>
      <text:list xml:id="list191213187442854" text:continue-numbering="true" text:style-name="L5">
        <text:list-item>
          <text:p text:style-name="P66"><text:span text:style-name="T4">Topics-Proficiency-Modified-3.csv</text:span></text:p>
        </text:list-item>
      </text:list>
      <text:p text:style-name="P69"/>
      <text:p text:style-name="P69"><draw:frame draw:style-name="fr5" draw:name="Object9" text:anchor-type="paragraph" svg:width="14.852cm" svg:height="3.05cm" draw:z-index="11"><draw:object xlink:href="./Object 9" xlink:type="simple" xlink:show="embed" xlink:actuate="onLoad"/><draw:image xlink:href="./ObjectReplacements/Object 9" xlink:type="simple" xlink:show="embed" xlink:actuate="onLoad"/></draw:frame></text:p>
      <text:list xml:id="list191214020788589" text:continue-numbering="true" text:style-name="L5">
        <text:list-header>
          <text:p text:style-name="P68"/>
        </text:list-header>
        <text:list-item>
          <text:p text:style-name="P68"><text:soft-page-break/>Ideal Topic Flow <text:span text:style-name="T15">(PGP_Topic_Flow.csv)</text:span></text:p>
        </text:list-item>
      </text:list>
      <text:p text:style-name="P69"><text:span text:style-name="T15"/></text:p>
      <text:p text:style-name="P69"><draw:frame draw:style-name="fr1" draw:name="Object10" text:anchor-type="paragraph" svg:x="0.183cm" svg:y="0.111cm" svg:width="16.635cm" svg:height="4.685cm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15"/></text:p>
      <text:p text:style-name="P69"><text:span text:style-name="T15"/></text:p>
      <text:list xml:id="list191213411184687" text:continue-numbering="true" text:style-name="L5">
        <text:list-item>
          <text:p text:style-name="P68">Contact List</text:p>
        </text:list-item>
      </text:list>
      <text:p text:style-name="P63"/>
      <text:p text:style-name="P62"><draw:frame draw:style-name="fr5" draw:name="Object11" text:anchor-type="paragraph" svg:width="19.793cm" svg:height="3.612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62"/>
      <text:p text:style-name="P62">Important Scripts</text:p>
      <text:p text:style-name="P50"/>
      <text:list xml:id="list2188368198" text:style-name="L2">
        <text:list-item>
          <text:p text:style-name="P46">fetch_schedule.py</text:p>
        </text:list-item>
      </text:list>
      <text:p text:style-name="P22"><text:span text:style-name="T6">Purpose</text:span> – Melt faculty scheduling matrix for easy querring and aggregation of data.</text:p>
      <text:p text:style-name="P32"><text:span text:style-name="T43">Approach</text:span><text:span text:style-name="T42"> – </text:span><text:span text:style-name="T40">Melt data</text:span></text:p>
      <text:p text:style-name="P29"><text:span text:style-name="T30">Inputs</text:span><text:span text:style-name="T10">:</text:span></text:p>
      <text:p text:style-name="P39"><text:span text:style-name="T10">- </text:span><text:span text:style-name="T12">Faculty Scheduling Matrix </text:span><text:span text:style-name="T19">(</text:span><text:span text:style-name="T25">Faculty-Scientist_Scheduling_Matrix.xlsx</text:span><text:span text:style-name="T26">)</text:span></text:p>
      <text:p text:style-name="P20"><text:span text:style-name="T19"><text:tab/></text:span><text:span text:style-name="T45">Output:</text:span></text:p>
      <text:p text:style-name="P35"><text:span text:style-name="T19">- </text:span><text:span text:style-name="T47">Melted Mentor Schedule </text:span><text:span text:style-name="T20">(</text:span><text:span text:style-name="T25">melted_mentor_schedule.csv</text:span><text:span text:style-name="T20">)</text:span></text:p>
      <text:p text:style-name="P70"/>
      <text:p text:style-name="P75"><draw:frame draw:style-name="fr1" draw:name="Object2" text:anchor-type="paragraph" svg:x="9.786cm" svg:y="0.434cm" svg:width="7.43cm" svg:height="1.8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5"><draw:frame draw:style-name="fr2" draw:name="Object1" text:anchor-type="paragraph" svg:width="6.92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5"><draw:custom-shape text:anchor-type="paragraph" draw:z-index="2" draw:name="Shape1" draw:style-name="gr1" svg:width="1.588cm" svg:height="0.662cm" svg:x="7.56cm" svg:y="0.1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5"/>
      <text:p text:style-name="P75"/>
      <text:p text:style-name="P16"><text:span text:style-name="T22">Faculty-Scientist_Scheduling_Matrix.xlsx</text:span><text:span text:style-name="T1"> </text:span><text:span text:style-name="T31"><text:s text:c="35"/></text:span><text:span text:style-name="T1"><text:s/></text:span><text:span text:style-name="T22">melted_mentor_schedule.csv</text:span></text:p>
      <text:p text:style-name="P77"/>
      <text:p text:style-name="P79">Variable description:-</text:p>
      <text:p text:style-name="P44">Type – Nature of allocation (Academic/Corporate)</text:p>
      <text:p text:style-name="P44">Hours – Session length</text:p>
      <text:p text:style-name="P44">4W – Past 4 weeks aggregate</text:p>
      <text:p text:style-name="P78"><text:soft-page-break/></text:p>
      <text:p text:style-name="P78"/>
      <text:list xml:id="list191214206339299" text:continue-numbering="true" text:style-name="L2">
        <text:list-item>
          <text:p text:style-name="P47">ds_utilization.py</text:p>
        </text:list-item>
      </text:list>
      <text:p text:style-name="P26"><text:span text:style-name="T29">Purpose</text:span><text:span text:style-name="T9"> – </text:span><text:span text:style-name="T35"><text:s/></text:span><text:span text:style-name="T36">S</text:span><text:span text:style-name="T35">ummarize Data Scientist</text:span><text:span text:style-name="T36">’</text:span><text:span text:style-name="T35">s </text:span><text:span text:style-name="T36">work efforts in term of total work hours</text:span><text:span text:style-name="T35">. </text:span></text:p>
      <text:p text:style-name="P19"><text:span text:style-name="T9"><text:tab/></text:span><text:span text:style-name="T57">Approach</text:span><text:span text:style-name="T50"> – <text:s/></text:span><text:span text:style-name="T51">8 hours if allocation is a</text:span><text:span text:style-name="T52"> full-day-lab/</text:span><text:span text:style-name="T53">examination/viva</text:span><text:span text:style-name="T52"> </text:span></text:p>
      <text:p text:style-name="P18"><text:span text:style-name="T52"><text:tab/> <text:s text:c="9"/><text:tab/> <text:s text:c="9"/></text:span><text:span text:style-name="T51">4 hours if </text:span><text:span text:style-name="T52">just the after</text:span><text:span text:style-name="T53">ternoon session.</text:span></text:p>
      <text:p text:style-name="P19"><text:span text:style-name="T53"><text:tab/></text:span><text:span text:style-name="T30">Inputs</text:span><text:span text:style-name="T10">:</text:span></text:p>
      <text:p text:style-name="P42"><text:span text:style-name="T33">- </text:span><text:span text:style-name="T36">Faculty Scheduling Matrix (</text:span><text:span text:style-name="T25">Faculty-Scientist_Scheduling_Matrix.xlsx</text:span><text:span text:style-name="T26">)</text:span></text:p>
      <text:p text:style-name="P33"><text:span text:style-name="T19">- </text:span><text:span text:style-name="T46">Program Schedule </text:span><text:span text:style-name="T26">(Program Schedule.xlsx)</text:span></text:p>
      <text:p text:style-name="P76"/>
      <text:p text:style-name="P17"><text:span text:style-name="T30"><text:tab/>Outputs</text:span><text:span text:style-name="T10">:</text:span></text:p>
      <text:p text:style-name="P33"><text:span text:style-name="T19">- </text:span><text:span text:style-name="T47">Melted DS Schedule </text:span><text:span text:style-name="T20">(</text:span><text:span text:style-name="T25">melted_</text:span><text:span text:style-name="T27">ds</text:span><text:span text:style-name="T25">_schedule.csv</text:span><text:span text:style-name="T20">)</text:span></text:p>
      <text:p text:style-name="P2"/>
      <text:p text:style-name="P2"/>
      <text:list xml:id="list191212308891478" text:continue-numbering="true" text:style-name="L2">
        <text:list-item>
          <text:p text:style-name="P46">mentor_competency.py</text:p>
        </text:list-item>
      </text:list>
      <text:p text:style-name="P2"><text:tab/>Purpose<text:span text:style-name="T7"> – Convert categorical mentor profeciencies into a score that facilitates ranking.</text:span></text:p>
      <text:p text:style-name="P3"><text:span text:style-name="T7"><text:tab/></text:span>Parameters to be <text:span text:style-name="T44">configured</text:span><text:span text:style-name="T7"> -</text:span></text:p>
      <text:list xml:id="list3641281357" text:style-name="L3">
        <text:list-item>
          <text:list>
            <text:list-item>
              <text:list>
                <text:list-item>
                  <text:p text:style-name="P55"><text:span text:style-name="T17">near_factor</text:span><text:span text:style-name="T7"> – The factor by which the score of a local mentor is scaled</text:span></text:p>
                </text:list-item>
                <text:list-item>
                  <text:p text:style-name="P57"><text:span text:style-name="T17">internal</text:span><text:span text:style-name="T7"> – The factor by which the score of an internal mentor is scaled</text:span></text:p>
                </text:list-item>
              </text:list>
            </text:list-item>
          </text:list>
        </text:list-item>
      </text:list>
      <text:p text:style-name="P18"><text:span text:style-name="T57"><text:tab/>Approach</text:span><text:span text:style-name="T50"> – <text:s/></text:span><text:span text:style-name="T54">final_score = base_score * near_factor * internal</text:span></text:p>
      <text:list xml:id="list191214130215079" text:continue-numbering="true" text:style-name="L3">
        <text:list-header>
          <text:p text:style-name="P55"><text:span text:style-name="T6">Note</text:span><text:span text:style-name="T7"> – Since this scoring is location dependent, two seperate matr</text:span><text:span text:style-name="T8">ices</text:span><text:span text:style-name="T7"> are calculated based on the location. </text:span></text:p>
        </text:list-header>
      </text:list>
      <text:p text:style-name="P58"/>
      <text:p text:style-name="P30"><text:span text:style-name="T30">Inputs</text:span><text:span text:style-name="T10">:</text:span></text:p>
      <text:p text:style-name="P40"><text:span text:style-name="T10">- </text:span><text:span text:style-name="T13">Faculty-Topics-Proficiency-Matrix</text:span><text:span text:style-name="T12"> </text:span><text:span text:style-name="T19">(</text:span><text:span text:style-name="T25">Topics-Proficiency-Modified-3.csv </text:span><text:span text:style-name="T26">)</text:span></text:p>
      <text:p text:style-name="P21"><text:span text:style-name="T19"><text:tab/></text:span><text:span text:style-name="T16">Output:</text:span></text:p>
      <text:p text:style-name="P35"><text:span text:style-name="T19">- </text:span><text:span text:style-name="T47">Faculty-Topics-Score-Matrix </text:span><text:span text:style-name="T20">(</text:span><text:span text:style-name="T25">HYD_Mentor_Topic.csv</text:span><text:span text:style-name="T20">)</text:span></text:p>
      <text:p text:style-name="P71"/>
      <text:p text:style-name="P71"/>
      <text:list xml:id="list191214030839172" text:continue-numbering="true" text:style-name="L3">
        <text:list-header>
          <text:p text:style-name="P56"><text:span text:style-name="T23">Topics-Proficiency-Modified-3.csv</text:span><text:span text:style-name="T17"> </text:span><text:span text:style-name="T7"><text:s text:c="26"/><text:tab/><text:tab/></text:span><text:span text:style-name="T23">HYD_Mentor_Topic.csv</text:span></text:p>
        </text:list-header>
      </text:list>
      <text:p text:style-name="P80">BLR_Mentor_Topic.csv</text:p>
      <text:p text:style-name="P3"><draw:frame draw:style-name="fr1" draw:name="Object4" text:anchor-type="paragraph" svg:x="10.148cm" svg:y="0.434cm" svg:width="6.706cm" svg:height="1.80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3" draw:name="Object3" text:anchor-type="paragraph" svg:width="7.959cm" svg:height="1.80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custom-shape text:anchor-type="paragraph" draw:z-index="5" draw:name="Shape2" draw:style-name="gr2" svg:width="1.165cm" svg:height="0.583cm" svg:x="8.539cm" svg:y="0.1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><text:s text:c="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91212652818193" text:continue-list="list191212308891478" text:style-name="L2">
        <text:list-item>
          <text:p text:style-name="P48"><text:span text:style-name="T29">schedule</text:span>.py</text:p>
        </text:list-item>
      </text:list>
      <text:p text:style-name="P5"><text:tab/><text:span text:style-name="T29">Purpose</text:span><text:span text:style-name="T9"> – Generate candidate mentor allocations for a new batch</text:span></text:p>
      <text:p text:style-name="P31"><text:span text:style-name="T56">Approach</text:span><text:span text:style-name="T50"> – </text:span></text:p>
      <text:list xml:id="list3155622175" text:style-name="L4">
        <text:list-item>
          <text:p text:style-name="P60">Construct a mentor availability matrix by filtering the available mentors for each date-topic pair and rank them according to the profeciency score.</text:p>
        </text:list-item>
        <text:list-item>
          <text:p text:style-name="P60">Iterate through each row (date) of the topic flow and allocate the top mentor for each date-topic pair. </text:p>
        </text:list-item>
      </text:list>
      <text:p text:style-name="P9"><text:span text:style-name="T9"><text:tab/></text:span><text:span text:style-name="T30">Inputs</text:span><text:span text:style-name="T10">:</text:span></text:p>
      <text:p text:style-name="P36"><text:span text:style-name="T10">- Mentor Schedule </text:span><text:span text:style-name="T18">(</text:span><text:span text:style-name="T24">melted_mentor_schedule.csv)</text:span></text:p>
      <text:p text:style-name="P72">- Mentor-Topic profeciency matrix</text:p>
      <text:p text:style-name="P43"><text:span text:style-name="T2">(HYD_Mentor_Topic.csv</text:span><text:span text:style-name="T10"> </text:span><text:span text:style-name="T30">or</text:span><text:span text:style-name="T10"> </text:span><text:span text:style-name="T2">BLR_Mentor_Topic.csv)</text:span></text:p>
      <text:p text:style-name="P73">- Course start date</text:p>
      <text:p text:style-name="P73">- List of Holidays</text:p>
      <text:p text:style-name="P74">- Topic flow (Note – seperate for PGP and Rennes)</text:p>
      <text:p text:style-name="P6"><text:span text:style-name="T30"><text:tab/>Output</text:span><text:span text:style-name="T10">:</text:span></text:p>
      <text:p text:style-name="P40"><text:span text:style-name="T28">- </text:span><text:span text:style-name="T49">Batch schedule</text:span></text:p>
      <text:p text:style-name="P10"><text:span text:style-name="T30"><text:tab/>Sample output:</text:span><text:span text:style-name="T10"><text:tab/></text:span></text:p>
      <text:p text:style-name="P59"><draw:frame draw:style-name="fr4" draw:name="Object5" text:anchor-type="paragraph" svg:width="15.563cm" svg:height="5.703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59"/>
      <text:p text:style-name="P59"/>
      <text:list xml:id="list191212744578227" text:continue-list="list191212652818193" text:style-name="L2">
        <text:list-item>
          <text:p text:style-name="P52"><text:span text:style-name="T29">block_mentors</text:span>.py</text:p>
        </text:list-item>
      </text:list>
      <text:p text:style-name="P24"><text:span text:style-name="T29">Purpose</text:span><text:span text:style-name="T9"> – </text:span><text:span text:style-name="T11">Lock the best mentor and block their schedule in </text:span><text:span text:style-name="T3">melted_mentor_schedule.csv</text:span></text:p>
      <text:p text:style-name="P7"><text:span text:style-name="T9"><text:tab/></text:span><text:span text:style-name="T57">A</text:span><text:span text:style-name="T58">pproach – </text:span><text:span text:style-name="T54">Consider the mentor with the maximum score</text:span></text:p>
      <text:p text:style-name="P11"><text:span text:style-name="T50"><text:tab/></text:span><text:span text:style-name="T30">Inputs</text:span><text:span text:style-name="T10">:</text:span></text:p>
      <text:p text:style-name="P37"><text:span text:style-name="T10">- Mentor Schedule </text:span><text:span text:style-name="T18">(</text:span><text:span text:style-name="T24">melted_mentor_schedule.csv)</text:span></text:p>
      <text:p text:style-name="P38"><text:span text:style-name="T10">- </text:span><text:span text:style-name="T34">Schedule generated by schedule.py</text:span></text:p>
      <text:p text:style-name="P6"><text:span text:style-name="T30"><text:tab/>Outputs</text:span><text:span text:style-name="T10">:</text:span></text:p>
      <text:p text:style-name="P33"><text:span text:style-name="T19">- </text:span><text:span text:style-name="T47">Melted Mentor Schedule </text:span><text:span text:style-name="T20">(</text:span><text:span text:style-name="T25">melted_mentor_schedule.csv</text:span><text:span text:style-name="T20">)</text:span></text:p>
      <text:p text:style-name="P23"><text:span text:style-name="T41">N</text:span><text:span text:style-name="T31">ote</text:span><text:span text:style-name="T32"> – This has to be repeated for each newly generated schedule</text:span></text:p>
      <text:p text:style-name="P4"/>
      <text:p text:style-name="P4"><draw:frame draw:style-name="fr5" draw:name="Object6" text:anchor-type="paragraph" svg:width="19.778cm" svg:height="2.258cm" draw:z-index="7"><draw:object xlink:href="./Object 6" xlink:type="simple" xlink:show="embed" xlink:actuate="onLoad"/><draw:image xlink:href="./ObjectReplacements/Object 6" xlink:type="simple" xlink:show="embed" xlink:actuate="onLoad"/></draw:frame><draw:custom-shape text:anchor-type="paragraph" draw:z-index="8" draw:name="Shape3" draw:style-name="gr3" svg:width="0.927cm" svg:height="0.451cm" svg:x="7.295cm" svg:y="1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4"/>
      <text:list xml:id="list191213959775500" text:continue-numbering="true" text:style-name="L2">
        <text:list-item>
          <text:p text:style-name="P53"><text:span text:style-name="T59">aux_function</text:span>.py</text:p>
        </text:list-item>
      </text:list>
      <text:p text:style-name="P25"><text:span text:style-name="T29">Purpose</text:span><text:span text:style-name="T9"> – </text:span><text:span text:style-name="T35"><text:s/></text:span><text:span text:style-name="T36">S</text:span><text:span text:style-name="T35">u</text:span><text:span text:style-name="T37">pplementary functions to read excel sheets, generate dates, flatten lists, etc</text:span></text:p>
      <text:p text:style-name="P61"/>
      <text:p text:style-name="P61"/>
      <text:list xml:id="list191213281782982" text:continue-numbering="true" text:style-name="L2">
        <text:list-item>
          <text:p text:style-name="P53">send_weekend_notifications.py</text:p>
        </text:list-item>
      </text:list>
      <text:p text:style-name="P27"><text:span text:style-name="T29">Purpose</text:span><text:span text:style-name="T9"> – </text:span><text:span text:style-name="T35"><text:s/></text:span><text:span text:style-name="T38">Send calendar notifications to Mentors and DS for weekend class schedule along with other relevant information like topics to </text:span><text:span text:style-name="T39">be</text:span><text:span text:style-name="T38"> t</text:span><text:span text:style-name="T39">aught</text:span><text:span text:style-name="T38"> and ROTe details.</text:span></text:p>
      <text:p text:style-name="P28"><text:span text:style-name="T57">A</text:span><text:span text:style-name="T58">pproach – </text:span><text:span text:style-name="T55">Cross-reference the Program-Schedule and Faculty-Scheduling-Matrix to figure out details for each class like Mentor, DS, Topics, ROTe and maintain a dataframe for each weekend. Now using Google Calendar API generate event for each class and store eventId for future references.</text:span></text:p>
      <text:p text:style-name="P54"><text:tab/></text:p>
      <text:p text:style-name="P12"><text:span text:style-name="T30"><text:tab/>Inputs</text:span><text:span text:style-name="T10">:</text:span></text:p>
      <text:p text:style-name="P41"><text:span text:style-name="T10">- </text:span><text:span text:style-name="T14">Contact list</text:span></text:p>
      <text:p text:style-name="P41"><text:span text:style-name="T33">- </text:span><text:span text:style-name="T36">Faculty Scheduling Matrix (</text:span><text:span text:style-name="T25">Faculty-Scientist_Scheduling_Matrix.xlsx</text:span><text:span text:style-name="T26">)</text:span></text:p>
      <text:p text:style-name="P34"><text:span text:style-name="T19">- </text:span><text:span text:style-name="T46">Program Schedule </text:span><text:span text:style-name="T26">(Program Schedule.xlsx)</text:span></text:p>
      <text:p text:style-name="P8"><text:span text:style-name="T30"><text:tab/>Outputs</text:span><text:span text:style-name="T10">:</text:span></text:p>
      <text:p text:style-name="P34"><text:span text:style-name="T19">- </text:span><text:span text:style-name="T48">Event DataFrame</text:span><text:span text:style-name="T47"> </text:span><text:span text:style-name="T20">(</text:span><text:span text:style-name="T21">stores eventId and corresponding info for each class</text:span><text:span text:style-name="T20">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59:11.193051438</meta:creation-date>
    <dc:date>2018-10-03T19:12:12.101954932</dc:date>
    <meta:editing-duration>PT29M</meta:editing-duration>
    <meta:editing-cycles>2</meta:editing-cycles>
    <meta:generator>LibreOffice/6.0.6.2$Linux_X86_64 LibreOffice_project/00m0$Build-2</meta:generator>
    <meta:document-statistic meta:table-count="0" meta:image-count="0" meta:object-count="11" meta:page-count="5" meta:paragraph-count="83" meta:word-count="452" meta:character-count="3667" meta:non-whitespace-character-count="3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/>
          <table:table-cell office:value-type="string" calcext:value-type="string">
            <text:p>Mentor 1</text:p>
          </table:table-cell>
          <table:table-cell office:value-type="string" calcext:value-type="string">
            <text:p>Mentor 2</text:p>
          </table:table-cell>
          <table:table-cell office:value-type="string" calcext:value-type="string">
            <text:p>Mentor 3</text:p>
          </table:table-cell>
        </table:table-row>
        <table:table-row table:style-name="ro1">
          <table:table-cell office:value-type="string" calcext:value-type="string">
            <text:p>Dat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2</text:p>
          </table:table-cell>
          <table:table-cell office:value-type="string" calcext:value-type="string">
            <text:p>Al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3</text:p>
          </table:table-cell>
          <table:table-cell/>
          <table:table-cell table:number-columns-repeated="2" office:value-type="string" calcext:value-type="string">
            <text:p>Alloca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8:47:24.39913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6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row table:style-name="ro1"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Week</text:p>
          </table:table-cell>
          <table:table-cell table:style-name="ce9" office:value-type="string" calcext:value-type="string">
            <text:p>Module</text:p>
          </table:table-cell>
          <table:table-cell table:style-name="ce11" office:value-type="string" calcext:value-type="string">
            <text:p>Module Text</text:p>
          </table:table-cell>
          <table:table-cell table:style-name="ce11" office:value-type="string" calcext:value-type="string">
            <text:p>Topics</text:p>
          </table:table-cell>
        </table:table-row>
        <table:table-row table:style-name="ro2">
          <table:table-cell office:value-type="string" calcext:value-type="string">
            <text:p>Day2</text:p>
          </table:table-cell>
          <table:table-cell office:value-type="string" calcext:value-type="string">
            <text:p>Week1</text:p>
          </table:table-cell>
          <table:table-cell office:value-type="string" calcext:value-type="string">
            <text:p>CSE 7315c</text:p>
          </table:table-cell>
          <table:table-cell table:number-columns-repeated="2" office:value-type="string" calcext:value-type="string">
            <text:p>Foundations of Probability and Statistics for Data Science</text:p>
          </table:table-cell>
        </table:table-row>
        <table:table-row table:style-name="ro2">
          <table:table-cell office:value-type="string" calcext:value-type="string">
            <text:p>Day11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  <table:table-cell office:value-type="string" calcext:value-type="string">
            <text:p>Multiple Linear Regression and Feature Selection (StepAIC &amp; VIF)</text:p>
          </table:table-cell>
        </table:table-row>
        <table:table-row table:style-name="ro2">
          <table:table-cell office:value-type="string" calcext:value-type="string">
            <text:p>Day12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  <table:table-cell office:value-type="string" calcext:value-type="string">
            <text:p>Logistic Regression &amp; Naive Bayes Classifier</text:p>
          </table:table-cell>
        </table:table-row>
        <table:table-row table:style-name="ro2">
          <table:table-cell office:value-type="string" calcext:value-type="string">
            <text:p>Day13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  <table:table-cell office:value-type="string" calcext:value-type="string">
            <text:p>PCA &amp; Regularization</text:p>
          </table:table-cell>
        </table:table-row>
        <table:table-row table:style-name="ro2">
          <table:table-cell office:value-type="string" calcext:value-type="string">
            <text:p>Day14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  <table:table-cell office:value-type="string" calcext:value-type="string">
            <text:p>Time Series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9:03:24.119345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mailid</text:p>
          </table:table-cell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Skills/Responsibilites</text:p>
          </table:table-cell>
          <table:table-cell table:style-name="ce5" office:value-type="string" calcext:value-type="string">
            <text:p>Contact#</text:p>
          </table:table-cell>
          <table:table-cell table:style-name="ce5" office:value-type="string" calcext:value-type="string">
            <text:p>Association</text:p>
          </table:table-cell>
        </table:table-row>
        <table:table-row table:style-name="ro1">
          <table:table-cell/>
          <table:table-cell office:value-type="string" calcext:value-type="string">
            <text:p>Manas Mohan Mishra</text:p>
          </table:table-cell>
          <table:table-cell office:value-type="string" calcext:value-type="string">
            <text:p>manasmohan.mishra@insofe.edu.i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GP - ML &amp; BigData</text:p>
          </table:table-cell>
          <table:table-cell office:value-type="float" office:value="8501943811" calcext:value-type="float">
            <text:p>8501943811</text:p>
          </table:table-cell>
          <table:table-cell office:value-type="string" calcext:value-type="string">
            <text:p>INSOFE</text:p>
          </table:table-cell>
        </table:table-row>
        <table:table-row table:style-name="ro1">
          <table:table-cell/>
          <table:table-cell office:value-type="string" calcext:value-type="string">
            <text:p>Pavan Srungaram</text:p>
          </table:table-cell>
          <table:table-cell office:value-type="string" calcext:value-type="string">
            <text:p>pavan.srungaram@insofe.edu.in 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GP - ML <text:s/></text:p>
          </table:table-cell>
          <table:table-cell office:value-type="float" office:value="9493107946" calcext:value-type="float">
            <text:p>9493107946</text:p>
          </table:table-cell>
          <table:table-cell office:value-type="string" calcext:value-type="string">
            <text:p>INSOFE</text:p>
          </table:table-cell>
        </table:table-row>
        <table:table-row table:style-name="ro1">
          <table:table-cell/>
          <table:table-cell office:value-type="string" calcext:value-type="string">
            <text:p>Ramesh Melapu</text:p>
          </table:table-cell>
          <table:table-cell office:value-type="string" calcext:value-type="string">
            <text:p>ramesh.melapu@insofe.edu.i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GP - ML &amp; BigData</text:p>
          </table:table-cell>
          <table:table-cell office:value-type="float" office:value="9000169678" calcext:value-type="float">
            <text:p>9000169678</text:p>
          </table:table-cell>
          <table:table-cell office:value-type="string" calcext:value-type="string">
            <text:p>INSOFE</text:p>
          </table:table-cell>
        </table:table-row>
        <table:table-row table:style-name="ro1">
          <table:table-cell/>
          <table:table-cell office:value-type="string" calcext:value-type="string">
            <text:p>Surya Kompalli</text:p>
          </table:table-cell>
          <table:table-cell office:value-type="string" calcext:value-type="string">
            <text:p>surya.kompalli@insofe.edu.i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GP, Research</text:p>
          </table:table-cell>
          <table:table-cell office:value-type="float" office:value="9989780170" calcext:value-type="float">
            <text:p>9989780170</text:p>
          </table:table-cell>
          <table:table-cell office:value-type="string" calcext:value-type="string">
            <text:p>INSOFE</text:p>
          </table:table-cell>
        </table:table-row>
        <table:table-row table:style-name="ro1">
          <table:table-cell/>
          <table:table-cell office:value-type="string" calcext:value-type="string">
            <text:p>Dakshinamurthy Kolluru</text:p>
          </table:table-cell>
          <table:table-cell office:value-type="string" calcext:value-type="string">
            <text:p>murthy.kolluru@insofe.edu.i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GP, Consulting</text:p>
          </table:table-cell>
          <table:table-cell office:value-type="float" office:value="8008457777" calcext:value-type="float">
            <text:p>8008457777</text:p>
          </table:table-cell>
          <table:table-cell office:value-type="string" calcext:value-type="string">
            <text:p>INSOFE</text:p>
          </table:table-cell>
        </table:table-row>
        <table:table-row table:style-name="ro1">
          <table:table-cell/>
          <table:table-cell office:value-type="string" calcext:value-type="string">
            <text:p>Dr. Ananda Jayaraman</text:p>
          </table:table-cell>
          <table:table-cell office:value-type="string" calcext:value-type="string">
            <text:p>anand.jayaraman@insofe.edu.in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PGP, Consulting</text:p>
          </table:table-cell>
          <table:table-cell office:value-type="float" office:value="9959466177" calcext:value-type="float">
            <text:p>9959466177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/>
          <table:table-cell office:value-type="string" calcext:value-type="string">
            <text:p>Dr. Sreerama Murthy</text:p>
          </table:table-cell>
          <table:table-cell office:value-type="string" calcext:value-type="string">
            <text:p>smurthy@quadratyx.com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ML &amp; BigData</text:p>
          </table:table-cell>
          <table:table-cell office:value-type="float" office:value="9866661197" calcext:value-type="float">
            <text:p>9866661197</text:p>
          </table:table-cell>
          <table:table-cell office:value-type="string" calcext:value-type="string">
            <text:p>External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9:10:41.097988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8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number-columns-repeated="6"/>
          <table:table-cell office:value-type="string" calcext:value-type="string">
            <text:p>Date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4W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1:22:56.42533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Mentor 1</text:p>
          </table:table-cell>
          <table:table-cell table:style-name="ce3" office:value-type="string" calcext:value-type="string">
            <text:p>Mentor 2</text:p>
          </table:table-cell>
          <table:table-cell table:style-name="ce3" office:value-type="string" calcext:value-type="string">
            <text:p>Mentor 3</text:p>
          </table:table-cell>
        </table:table-row>
        <table:table-row table:style-name="ro1">
          <table:table-cell table:style-name="ce3" office:value-type="string" calcext:value-type="string">
            <text:p>Topic 1</text:p>
          </table:table-cell>
          <table:table-cell table:style-name="ce3" office:value-type="string" calcext:value-type="string">
            <text:p>Proficient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Not-Comfortable</text:p>
          </table:table-cell>
        </table:table-row>
        <table:table-row table:style-name="ro1">
          <table:table-cell table:style-name="ce3" office:value-type="string" calcext:value-type="string">
            <text:p>Topic 2</text:p>
          </table:table-cell>
          <table:table-cell table:style-name="ce3" office:value-type="string" calcext:value-type="string">
            <text:p>Comfortabl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Not-Comfortable</text:p>
          </table:table-cell>
        </table:table-row>
        <table:table-row table:style-name="ro1">
          <table:table-cell table:style-name="ce3" office:value-type="string" calcext:value-type="string">
            <text:p>Topic 3</text:p>
          </table:table-cell>
          <table:table-cell table:number-columns-repeated="2" table:style-name="ce3" office:value-type="string" calcext:value-type="string">
            <text:p>Comfortable</text:p>
          </table:table-cell>
          <table:table-cell table:style-name="ce3" office:value-type="string" calcext:value-type="string">
            <text:p>Expert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1:40:48.970226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3"/>
          <table:table-cell table:style-name="ce3" office:value-type="string" calcext:value-type="string">
            <text:p>Mentor 1</text:p>
          </table:table-cell>
          <table:table-cell table:style-name="ce3" office:value-type="string" calcext:value-type="string">
            <text:p>Mentor 2</text:p>
          </table:table-cell>
          <table:table-cell table:style-name="ce3" office:value-type="string" calcext:value-type="string">
            <text:p>Mentor 3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Topic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Topic 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Topic 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1:41:04.286620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99pt solid #000000"/>
    </style:style>
    <style:style style:name="ce2" style:family="table-cell" style:parent-style-name="Default" style:data-style-name="N100">
      <style:table-cell-properties fo:wrap-option="wrap" fo:border="0.99pt solid #000000"/>
    </style:style>
    <style:style style:name="ce5" style:family="table-cell" style:parent-style-name="Default">
      <style:table-cell-properties fo:wrap-option="wrap" fo:border="0.99pt solid #000000"/>
    </style:style>
    <style:style style:name="ce6" style:family="table-cell" style:parent-style-name="Default" style:data-style-name="N100">
      <style:table-cell-properties fo:wrap-option="wrap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row table:style-name="ro1">
          <table:table-cell table:style-name="ce5" office:value-type="string" calcext:value-type="string">
            <text:p>Date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st Score</text:p>
          </table:table-cell>
          <table:table-cell office:value-type="string" calcext:value-type="string">
            <text:p>2nd Best</text:p>
          </table:table-cell>
          <table:table-cell office:value-type="string" calcext:value-type="string">
            <text:p>2nd Best Score</text:p>
          </table:table-cell>
          <table:table-cell office:value-type="string" calcext:value-type="string">
            <text:p>3rd Best</text:p>
          </table:table-cell>
          <table:table-cell office:value-type="string" calcext:value-type="string">
            <text:p>3rd Best Scrore</text:p>
          </table:table-cell>
        </table:table-row>
        <table:table-row table:style-name="ro2">
          <table:table-cell office:value-type="string" calcext:value-type="string">
            <text:p>2019-03-23</text:p>
          </table:table-cell>
          <table:table-cell office:value-type="string" calcext:value-type="string">
            <text:p>Foundations of Probability and Statistics for Data Science</text:p>
          </table:table-cell>
          <table:table-cell office:value-type="string" calcext:value-type="string">
            <text:p>Dr. Sridhar Pappu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Dr. Anand Jayaraman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Dr. Surya Kompalli</text:p>
          </table:table-cell>
          <table:table-cell office:value-type="float" office:value="3.36" calcext:value-type="float">
            <text:p>3.36</text:p>
          </table:table-cell>
        </table:table-row>
        <table:table-row table:style-name="ro2">
          <table:table-cell office:value-type="string" calcext:value-type="string">
            <text:p>2019-03-24</text:p>
          </table:table-cell>
          <table:table-cell office:value-type="string" calcext:value-type="string">
            <text:p>Introduction to Supervised Methods, Linear Regression</text:p>
          </table:table-cell>
          <table:table-cell office:value-type="string" calcext:value-type="string">
            <text:p>Dr. Anand Jayaraman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Dr. Surya Kompalli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Dr. Sreerama Murthy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2019-05-19</text:p>
          </table:table-cell>
          <table:table-cell office:value-type="string" calcext:value-type="string">
            <text:p>Logistic Regression &amp; Naive Bayes Classifier</text:p>
          </table:table-cell>
          <table:table-cell office:value-type="string" calcext:value-type="string">
            <text:p>Dr. Anand Jayaraman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Dr. Surya Kompalli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Dr. Dakshinamurthy Kolluru</text:p>
          </table:table-cell>
          <table:table-cell office:value-type="float" office:value="6.72" calcext:value-type="float">
            <text:p>6.72</text:p>
          </table:table-cell>
        </table:table-row>
        <table:table-row table:style-name="ro2">
          <table:table-cell office:value-type="string" calcext:value-type="string">
            <text:p>2019-05-25</text:p>
          </table:table-cell>
          <table:table-cell office:value-type="string" calcext:value-type="string">
            <text:p>Ensemble techniques: Bagging (RF) &amp; Boosting (GBM)</text:p>
          </table:table-cell>
          <table:table-cell office:value-type="string" calcext:value-type="string">
            <text:p>Dr. Surya Kompalli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Dr. Anand Jayaraman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Dr. Manish Gupta</text:p>
          </table:table-cell>
          <table:table-cell office:value-type="float" office:value="6.3" calcext:value-type="float">
            <text:p>6.3</text:p>
          </table:table-cell>
        </table:table-row>
        <table:table-row table:style-name="ro3">
          <table:table-cell office:value-type="string" calcext:value-type="string">
            <text:p>2019-06-16</text:p>
          </table:table-cell>
          <table:table-cell office:value-type="string" calcext:value-type="string">
            <text:p>SVM and Summary on Architecting ML Solutions</text:p>
          </table:table-cell>
          <table:table-cell office:value-type="string" calcext:value-type="string">
            <text:p>Dr. Surya Kompalli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Dr. Anand Jayaraman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Dr. Manish Gupta</text:p>
          </table:table-cell>
          <table:table-cell office:value-type="float" office:value="12.6" calcext:value-type="float">
            <text:p>12.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2:23:20.730264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9.95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11.2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1" table:default-cell-style-name="ce8"/>
        <table:table-column table:style-name="co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row table:style-name="ro1">
          <table:table-cell table:style-name="ce7" office:value-type="string" calcext:value-type="string">
            <text:p>Date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rs</text:p>
          </table:table-cell>
          <table:table-cell office:value-type="string" calcext:value-type="string">
            <text:p>4W</text:p>
          </table:table-cell>
          <table:table-cell/>
          <table:table-cell table:style-name="ce7" office:value-type="string" calcext:value-type="string">
            <text:p>Date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4W</text:p>
          </table:table-cell>
        </table:table-row>
        <table:table-row table:style-name="ro1">
          <table:table-cell office:value-type="string" calcext:value-type="string">
            <text:p>2018-09-07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018-09-07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9-08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018-09-08</text:p>
          </table:table-cell>
          <table:table-cell office:value-type="string" calcext:value-type="string">
            <text:p>Dr. Sridhar Pappu</text:p>
          </table:table-cell>
          <table:table-cell office:value-type="string" calcext:value-type="string">
            <text:p>PGP49-HYD</text:p>
          </table:table-cell>
          <table:table-cell office:value-type="string" calcext:value-type="string">
            <text:p>Academic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9-09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018-09-09</text:p>
          </table:table-cell>
          <table:table-cell office:value-type="string" calcext:value-type="string">
            <text:p>Dr. Sridhar Pappu</text:p>
          </table:table-cell>
          <table:table-cell office:value-type="string" calcext:value-type="string">
            <text:p>PGP49-HYD</text:p>
          </table:table-cell>
          <table:table-cell office:value-type="string" calcext:value-type="string">
            <text:p>Academic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018-09-10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5:36:53.335529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default-cell-style-name="ce3"/>
        <table:table-row table:style-name="ro1">
          <table:table-cell/>
          <table:table-cell office:value-type="string" calcext:value-type="string">
            <text:p>Mentor 1</text:p>
          </table:table-cell>
          <table:table-cell office:value-type="string" calcext:value-type="string">
            <text:p>Mentor 2</text:p>
          </table:table-cell>
          <table:table-cell office:value-type="string" calcext:value-type="string">
            <text:p>Mentor 3</text:p>
          </table:table-cell>
          <table:table-cell office:value-type="string" calcext:value-type="string">
            <text:p>Mentor 4</text:p>
          </table:table-cell>
          <table:table-cell office:value-type="string" calcext:value-type="string">
            <text:p>Mentor 5</text:p>
          </table:table-cell>
        </table:table-row>
        <table:table-row table:style-name="ro1">
          <table:table-cell office:value-type="string" calcext:value-type="string">
            <text:p>12-Sep</text:p>
          </table:table-cell>
          <table:table-cell table:number-columns-repeated="4"/>
          <table:table-cell office:value-type="string" calcext:value-type="string">
            <text:p>Corporate</text:p>
          </table:table-cell>
        </table:table-row>
        <table:table-row table:style-name="ro1">
          <table:table-cell office:value-type="string" calcext:value-type="string">
            <text:p>13-Sep</text:p>
          </table:table-cell>
          <table:table-cell office:value-type="string" calcext:value-type="string">
            <text:p>Corporate</text:p>
          </table:table-cell>
          <table:table-cell table:number-columns-repeated="3"/>
          <table:table-cell office:value-type="string" calcext:value-type="string">
            <text:p>Corporate</text:p>
          </table:table-cell>
        </table:table-row>
        <table:table-row table:style-name="ro1">
          <table:table-cell office:value-type="string" calcext:value-type="string">
            <text:p>14-Sep</text:p>
          </table:table-cell>
          <table:table-cell/>
          <table:table-cell office:value-type="string" calcext:value-type="string">
            <text:p>Corporate</text:p>
          </table:table-cell>
          <table:table-cell table:number-columns-repeated="2"/>
          <table:table-cell office:value-type="string" calcext:value-type="string">
            <text:p>Corporate</text:p>
          </table:table-cell>
        </table:table-row>
        <table:table-row table:style-name="ro1">
          <table:table-cell office:value-type="string" calcext:value-type="string">
            <text:p>15-Sep</text:p>
          </table:table-cell>
          <table:table-cell office:value-type="string" calcext:value-type="string">
            <text:p>PGP</text:p>
          </table:table-cell>
          <table:table-cell/>
          <table:table-cell table:number-columns-repeated="2" office:value-type="string" calcext:value-type="string">
            <text:p>PGP</text:p>
          </table:table-cell>
          <table:table-cell/>
        </table:table-row>
        <table:table-row table:style-name="ro1">
          <table:table-cell office:value-type="string" calcext:value-type="string">
            <text:p>16-Sep</text:p>
          </table:table-cell>
          <table:table-cell office:value-type="string" calcext:value-type="string">
            <text:p>PGP</text:p>
          </table:table-cell>
          <table:table-cell/>
          <table:table-cell table:number-columns-repeated="2" office:value-type="string" calcext:value-type="string">
            <text:p>PGP</text:p>
          </table:table-cell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8:54:49.563543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odule Text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ROT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Topics</text:p>
          </table:table-cell>
        </table:table-row>
        <table:table-row table:style-name="ro2">
          <table:table-cell office:value-type="string" calcext:value-type="string">
            <text:p>2-Sep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  <table:table-cell office:value-type="string" calcext:value-type="string">
            <text:p>Data Scientist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Orientation and Introduction to R</text:p>
          </table:table-cell>
        </table:table-row>
        <table:table-row table:style-name="ro2">
          <table:table-cell office:value-type="string" calcext:value-type="string">
            <text:p>3-Sep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string" calcext:value-type="string">
            <text:p>Probability and Statistics-Day 1</text:p>
          </table:table-cell>
        </table:table-row>
        <table:table-row table:style-name="ro2">
          <table:table-cell office:value-type="string" calcext:value-type="string">
            <text:p>9-Sep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  <table:table-cell office:value-type="string" calcext:value-type="string">
            <text:p>Dr. Sridhar Pappu</text:p>
          </table:table-cell>
          <table:table-cell table:number-columns-repeated="2"/>
          <table:table-cell office:value-type="string" calcext:value-type="string">
            <text:p>Probability and Statistics-Day 2</text:p>
          </table:table-cell>
        </table:table-row>
        <table:table-row table:style-name="ro3">
          <table:table-cell office:value-type="string" calcext:value-type="string">
            <text:p>10-Sep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  <table:table-cell office:value-type="string" calcext:value-type="string">
            <text:p>Dr. Sreerama Murthy</text:p>
          </table:table-cell>
          <table:table-cell table:number-columns-repeated="2"/>
          <table:table-cell office:value-type="string" calcext:value-type="string">
            <text:p>KNN + Collaborative filtering</text:p>
          </table:table-cell>
        </table:table-row>
        <table:table-row table:style-name="ro3">
          <table:table-cell office:value-type="string" calcext:value-type="string">
            <text:p>16-Sep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  <table:table-cell office:value-type="string" calcext:value-type="string">
            <text:p>Dr. Sreerama Murthy</text:p>
          </table:table-cell>
          <table:table-cell table:number-columns-repeated="2"/>
          <table:table-cell office:value-type="string" calcext:value-type="string">
            <text:p>Ensemble technique: RF, SVM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8:52:45.924799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31.1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Dr. Sridhar Pappu</text:p>
          </table:table-cell>
          <table:table-cell office:value-type="string" calcext:value-type="string">
            <text:p>Dr. Surya Kompalli</text:p>
          </table:table-cell>
          <table:table-cell office:value-type="string" calcext:value-type="string">
            <text:p>Dr. Kishore Konda</text:p>
          </table:table-cell>
        </table:table-row>
        <table:table-row table:style-name="ro2"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Not Comfortable</text:p>
          </table:table-cell>
          <table:table-cell office:value-type="string" calcext:value-type="string">
            <text:p>Comfortable</text:p>
          </table:table-cell>
        </table:table-row>
        <table:table-row table:style-name="ro1">
          <table:table-cell office:value-type="string" calcext:value-type="string">
            <text:p>CSE 7302c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roficient</text:p>
          </table:table-cell>
          <table:table-cell office:value-type="string" calcext:value-type="string">
            <text:p>Comfortable</text:p>
          </table:table-cell>
        </table:table-row>
        <table:table-row table:style-name="ro1">
          <table:table-cell office:value-type="string" calcext:value-type="string">
            <text:p>CSE 7305c</text:p>
          </table:table-cell>
          <table:table-cell table:style-name="ce5" office:value-type="string" calcext:value-type="string">
            <text:p>Decision Trees</text:p>
          </table:table-cell>
          <table:table-cell office:value-type="string" calcext:value-type="string">
            <text:p>Comfortable</text:p>
          </table:table-cell>
          <table:table-cell table:number-columns-repeated="2"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CSE 7305c</text:p>
          </table:table-cell>
          <table:table-cell table:style-name="ce5" office:value-type="string" calcext:value-type="string">
            <text:p>Association Rules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Proficient</text:p>
          </table:table-cell>
          <table:table-cell office:value-type="string" calcext:value-type="string">
            <text:p>Comfortable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8:58:12.681086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